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f771" officeooo:paragraph-rsid="0007f771"/>
    </style:style>
    <style:style style:name="P2" style:family="paragraph" style:parent-style-name="Standard">
      <style:text-properties officeooo:rsid="0007f771" officeooo:paragraph-rsid="00090c66"/>
    </style:style>
    <style:style style:name="P3" style:family="paragraph" style:parent-style-name="Standard">
      <style:text-properties officeooo:rsid="0007f771" officeooo:paragraph-rsid="000ffe3a"/>
    </style:style>
    <style:style style:name="P4" style:family="paragraph" style:parent-style-name="Standard">
      <style:text-properties officeooo:rsid="0016dea7" officeooo:paragraph-rsid="0016dea7"/>
    </style:style>
    <style:style style:name="P5" style:family="paragraph" style:parent-style-name="Standard">
      <style:text-properties officeooo:rsid="0018d68f" officeooo:paragraph-rsid="0018d68f"/>
    </style:style>
    <style:style style:name="P6" style:family="paragraph" style:parent-style-name="Standard">
      <style:text-properties officeooo:rsid="0018d68f" officeooo:paragraph-rsid="001ad512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d68f" officeooo:paragraph-rsid="0018d68f" style:font-weight-asian="bold" style:font-weight-complex="bold"/>
    </style:style>
    <style:style style:name="P8" style:family="paragraph" style:parent-style-name="Standard">
      <style:text-properties officeooo:rsid="00197d15" officeooo:paragraph-rsid="00197d15"/>
    </style:style>
    <style:style style:name="P9" style:family="paragraph" style:parent-style-name="Standard">
      <style:text-properties officeooo:rsid="001ad512" officeooo:paragraph-rsid="001ad512"/>
    </style:style>
    <style:style style:name="P10" style:family="paragraph" style:parent-style-name="Standard">
      <style:text-properties officeooo:rsid="001baba6" officeooo:paragraph-rsid="001baba6"/>
    </style:style>
    <style:style style:name="P11" style:family="paragraph" style:parent-style-name="Standard">
      <style:text-properties officeooo:rsid="0007f771" officeooo:paragraph-rsid="0007f771"/>
    </style:style>
    <style:style style:name="P12" style:family="paragraph" style:parent-style-name="Standard">
      <style:text-properties officeooo:rsid="0007f771" officeooo:paragraph-rsid="0016dea7"/>
    </style:style>
    <style:style style:name="P13" style:family="paragraph" style:parent-style-name="Standard">
      <style:text-properties officeooo:rsid="0007f771" officeooo:paragraph-rsid="001f5dea"/>
    </style:style>
    <style:style style:name="P14" style:family="paragraph" style:parent-style-name="Standard">
      <style:text-properties officeooo:rsid="0007f771" officeooo:paragraph-rsid="0021655a"/>
    </style:style>
    <style:style style:name="P15" style:family="paragraph" style:parent-style-name="Standard">
      <style:text-properties officeooo:rsid="0016dea7" officeooo:paragraph-rsid="0016dea7"/>
    </style:style>
    <style:style style:name="P16" style:family="paragraph" style:parent-style-name="Standard">
      <style:text-properties officeooo:rsid="0016dea7" officeooo:paragraph-rsid="0021655a"/>
    </style:style>
    <style:style style:name="T1" style:family="text">
      <style:text-properties officeooo:rsid="0008f9a4"/>
    </style:style>
    <style:style style:name="T2" style:family="text">
      <style:text-properties officeooo:rsid="00090c66"/>
    </style:style>
    <style:style style:name="T3" style:family="text">
      <style:text-properties officeooo:rsid="001f5dea"/>
    </style:style>
    <style:style style:name="T4" style:family="text">
      <style:text-properties officeooo:rsid="002165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ual Clusters:</text:p>
      <text:p text:style-name="P1"/>
      <text:p text:style-name="P4">Primary</text:p>
      <text:p text:style-name="P1">Cluster1: 1, 4, 5, 12, 13, 17, 22, 26, 29, 30, 34, 37, 47</text:p>
      <text:p text:style-name="P1"/>
      <text:p text:style-name="P4">Primary Utility</text:p>
      <text:p text:style-name="P13">Cluster<text:span text:style-name="T3">2</text:span>: <text:span text:style-name="T3">27, 51, 53,</text:span>54, 55, 57, 64</text:p>
      <text:p text:style-name="P4"/>
      <text:p text:style-name="P16">Secondary</text:p>
      <text:p text:style-name="P1">Cluster<text:span text:style-name="T4">3</text:span>: 2, 3, 9, 10, 11, 18, 20, 23, 24, 25, 31, 32, 35, 36, 42, 44, 45, 48, 49, <text:span text:style-name="T4">50</text:span></text:p>
      <text:p text:style-name="P16"/>
      <text:p text:style-name="P16">Secondary Utility</text:p>
      <text:p text:style-name="P14">Cluster<text:span text:style-name="T4">4</text:span>: 61, 62, 63</text:p>
      <text:p text:style-name="P4"/>
      <text:p text:style-name="P16">Tertiary</text:p>
      <text:p text:style-name="P1">Cluster<text:span text:style-name="T4">5</text:span>: 6, 7, 8, 14, 15, 16, 19, 21, 28, 33, 38, 39, 40, 41, 43, 46</text:p>
      <text:p text:style-name="P4"/>
      <text:p text:style-name="P16">Tertiary Utility</text:p>
      <text:p text:style-name="P14">Cluster6: 52, 56, 58, 59, 60 </text:p>
      <text:p text:style-name="P1"/>
      <text:p text:style-name="P4"/>
      <text:p text:style-name="P1"/>
      <text:p text:style-name="P12"/>
      <text:p text:style-name="P1"/>
      <text:p text:style-name="P1">Clusters shown before applying bus threshold <text:span text:style-name="T1">(bus Threshold = 100)</text:span>: </text:p>
      <text:p text:style-name="P1"/>
      <text:p text:style-name="P1">Bus Threshold = 100 %</text:p>
      <text:p text:style-name="P1">N = <text:s/>64</text:p>
      <text:p text:style-name="P1">Total Cost=294762</text:p>
      <text:p text:style-name="P1">Number of Cluster=12</text:p>
      <text:p text:style-name="P1">Cluster[1]= 4, 23, 24, 35,</text:p>
      <text:p text:style-name="P1">Cluster[2]= 15, 58,</text:p>
      <text:p text:style-name="P1">Cluster[3]= 8, 39, 43,</text:p>
      <text:p text:style-name="P1">Cluster[4]= 10, 11, 16,</text:p>
      <text:p text:style-name="P1">Cluster[5]= 17,</text:p>
      <text:p text:style-name="P1">Cluster[6]= 13, 22,</text:p>
      <text:p text:style-name="P1">Cluster[7]= 30, 34,</text:p>
      <text:p text:style-name="P1">Cluster[8]= 19,</text:p>
      <text:p text:style-name="P1">Cluster[9]= 9, 31, 32, 41, 59, 60, 61,</text:p>
      <text:p text:style-name="P1">Cluster[10]= 1, 2, 3, 5, 6, 7, 14, 21, 25, 27, 28, 29, 33, 36, 38, 40, 42, 45, 46, 47, 51, 52, 53, 54, 56,</text:p>
      <text:p text:style-name="P1">Cluster[11]= 12, 64,</text:p>
      <text:p text:style-name="P1">Cluster[12]= 18, 20, 26, 37, 44, 48, 49, 50, 55, 57, 62, 63,</text:p>
      <text:p text:style-name="P1"/>
      <text:p text:style-name="P1">Clusters shown for bus threshold <text:span text:style-name="T2">5</text:span>0:</text:p>
      <text:p text:style-name="P1"/>
      <text:p text:style-name="P1">Bus Threshold = 50 %</text:p>
      <text:p text:style-name="P1">N = <text:s/>64</text:p>
      <text:p text:style-name="P1">Total Cost=305275</text:p>
      <text:p text:style-name="P1">Number of Cluster=12</text:p>
      <text:p text:style-name="P1">Cluster[1]= 1, 2, 12, 29, 40, 46, 52, 54, 64,</text:p>
      <text:p text:style-name="P1">Cluster[2]= 3, 5, 7, 14, 31, 45, 51, 53,</text:p>
      <text:p text:style-name="P1">Cluster[3]= 4, 23, 24, 35,</text:p>
      <text:p text:style-name="P1">Cluster[4]= 8, 39,</text:p>
      <text:p text:style-name="P1"><text:soft-page-break/>Cluster[5]= 6, 9, 15, 21, 26, 27, 28, 32, 33, 37, 38, 41, 42, 44, 47, 48, 49, 50, 55, 57, 58, 59, 60, 61, 62, 63,</text:p>
      <text:p text:style-name="P1">Cluster[6]= 13, 22,</text:p>
      <text:p text:style-name="P1">Cluster[7]= 10, 11, 16,</text:p>
      <text:p text:style-name="P1">Cluster[8]= 17,</text:p>
      <text:p text:style-name="P1">Cluster[9]= 20,</text:p>
      <text:p text:style-name="P1">Cluster[10]= 25, 43, 56,</text:p>
      <text:p text:style-name="P1">Cluster[11]= 30, 34,</text:p>
      <text:p text:style-name="P1">Cluster[12]= 18, 19, 36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lusters shown before applying bus threshold <text:span text:style-name="T1">(bus Threshold = 15)</text:span>: </text:p>
      <text:p text:style-name="P3"/>
      <text:p text:style-name="P3">Bus Threshold = 15 %</text:p>
      <text:p text:style-name="P3">27 = 22</text:p>
      <text:p text:style-name="P3">50 = 13</text:p>
      <text:p text:style-name="P3">51 = 10</text:p>
      <text:p text:style-name="P3">54 = 17</text:p>
      <text:p text:style-name="P3">N = <text:s/>60</text:p>
      <text:p text:style-name="P3">Total Cost=197242</text:p>
      <text:p text:style-name="P3">Number of Cluster=19</text:p>
      <text:p text:style-name="P3">Cluster[1]= 1, 2, 10, 11, 12, 16, 28, 39, 50, 51, 60,</text:p>
      <text:p text:style-name="P3">Cluster[2]= 3, 14, 44,</text:p>
      <text:p text:style-name="P3">Cluster[3]= 4, 23, 24, 34,</text:p>
      <text:p text:style-name="P3">Cluster[4]= 5, 7,</text:p>
      <text:p text:style-name="P3">Cluster[5]= 6, 21,</text:p>
      <text:p text:style-name="P3">Cluster[6]= 8, 38,</text:p>
      <text:p text:style-name="P3">Cluster[7]= 9, 27, 37, 40, 46, 55, 56, 57,</text:p>
      <text:p text:style-name="P3">Cluster[8]= 13, 22, 52,</text:p>
      <text:p text:style-name="P3">Cluster[9]= 30, 43, 59,</text:p>
      <text:p text:style-name="P3">Cluster[10]= 17,</text:p>
      <text:p text:style-name="P3">Cluster[11]= 26, 48, 58,</text:p>
      <text:p text:style-name="P3">Cluster[12]= 31, 41,</text:p>
      <text:p text:style-name="P3">Cluster[13]= 29, 33,</text:p>
      <text:p text:style-name="P3">Cluster[14]= 18, 19, 35,</text:p>
      <text:p text:style-name="P3">Cluster[15]= 20, 36, 49,</text:p>
      <text:p text:style-name="P3">Cluster[16]= 25, 42, 53,</text:p>
      <text:p text:style-name="P3">Cluster[17]= 32, 45,</text:p>
      <text:p text:style-name="P3">Cluster[18]= 47,</text:p>
      <text:p text:style-name="P3">Cluster[19]= 15, 54,</text:p>
      <text:p text:style-name="P3"/>
      <text:p text:style-name="P3">Clusters shown before applying bus threshold <text:span text:style-name="T1">(bus Threshold = 25)</text:span>: </text:p>
      <text:p text:style-name="P3"/>
      <text:p text:style-name="P3">Bus Threshold = 25 %</text:p>
      <text:p text:style-name="P3">27 = 22</text:p>
      <text:p text:style-name="P3">56 = 17</text:p>
      <text:p text:style-name="P3">N = <text:s/>62</text:p>
      <text:p text:style-name="P3">Total Cost=254006</text:p>
      <text:p text:style-name="P3"><text:soft-page-break/>Number of Cluster=17</text:p>
      <text:p text:style-name="P3">Cluster[1]= 1, 2, 10, 11, 12, 16, 28, 39, 51, 53, 62,</text:p>
      <text:p text:style-name="P3">Cluster[2]= 4, 23, 24, 34,</text:p>
      <text:p text:style-name="P3">Cluster[3]= 6, 21,</text:p>
      <text:p text:style-name="P3">Cluster[4]= 7,</text:p>
      <text:p text:style-name="P3">Cluster[5]= 9, 27, 37, 40, 46, 57, 58, 59,</text:p>
      <text:p text:style-name="P3">Cluster[6]= 13, 22, 54,</text:p>
      <text:p text:style-name="P3">Cluster[7]= 17,</text:p>
      <text:p text:style-name="P3">Cluster[8]= 18, 19, 35, 36, 49,</text:p>
      <text:p text:style-name="P3">Cluster[9]= 20, 26, 48, 60,</text:p>
      <text:p text:style-name="P3">Cluster[10]= 32, 45,</text:p>
      <text:p text:style-name="P3">Cluster[11]= 29, 33,</text:p>
      <text:p text:style-name="P3">Cluster[12]= 8, 38, 42,</text:p>
      <text:p text:style-name="P3">Cluster[13]= 31,</text:p>
      <text:p text:style-name="P3">Cluster[14]= 30, 43, 61,</text:p>
      <text:p text:style-name="P3">Cluster[15]= 47,</text:p>
      <text:p text:style-name="P3">Cluster[16]= 3, 5, 14, 25, 41, 44, 50, 52, 55,</text:p>
      <text:p text:style-name="P3">Cluster[17]= 15, 56,</text:p>
      <text:p text:style-name="P3"/>
      <text:p text:style-name="P2"/>
      <text:p text:style-name="P2">Clusters shown for bus threshold <text:span text:style-name="T2">1</text:span>0:</text:p>
      <text:p text:style-name="P1"/>
      <text:p text:style-name="P1">Bus Threshold = 10 %</text:p>
      <text:p text:style-name="P1">27 = 22</text:p>
      <text:p text:style-name="P1">50 = 13</text:p>
      <text:p text:style-name="P1">50 = 7</text:p>
      <text:p text:style-name="P1">50 = 10</text:p>
      <text:p text:style-name="P1">50 = 7</text:p>
      <text:p text:style-name="P1">50 = 6</text:p>
      <text:p text:style-name="P1">51 = 15</text:p>
      <text:p text:style-name="P1">N = <text:s/>57</text:p>
      <text:p text:style-name="P1">Total Cost=143993</text:p>
      <text:p text:style-name="P1">Number of Cluster=22</text:p>
      <text:p text:style-name="P1">Cluster[1]= 1, 2,</text:p>
      <text:p text:style-name="P1">Cluster[2]= 26, 30, 43, 48, 56,</text:p>
      <text:p text:style-name="P1">Cluster[3]= 3, 14, 44,</text:p>
      <text:p text:style-name="P1">Cluster[4]= 4, 23, 24, 34,</text:p>
      <text:p text:style-name="P1">Cluster[5]= 5, 7,</text:p>
      <text:p text:style-name="P1">Cluster[6]= 8, 38,</text:p>
      <text:p text:style-name="P1">Cluster[7]= 12,</text:p>
      <text:p text:style-name="P1">Cluster[8]= 10, 11, 16,</text:p>
      <text:p text:style-name="P1">Cluster[9]= 17,</text:p>
      <text:p text:style-name="P1">Cluster[10]= 6, 21,</text:p>
      <text:p text:style-name="P1">Cluster[11]= 13, 22,</text:p>
      <text:p text:style-name="P1">Cluster[12]= 29, 33,</text:p>
      <text:p text:style-name="P1">Cluster[13]= 18, 19, 35,</text:p>
      <text:p text:style-name="P1">Cluster[14]= 20, 36, 49, 55,</text:p>
      <text:p text:style-name="P1">Cluster[15]= 28, 39,</text:p>
      <text:p text:style-name="P1">Cluster[16]= 9, 27, 37, 40, 46, 52, 53, 54,</text:p>
      <text:p text:style-name="P1">Cluster[17]= 31, 41,</text:p>
      <text:p text:style-name="P1">Cluster[18]= 25, 42, 50,</text:p>
      <text:p text:style-name="P1">Cluster[19]= 32, 45,</text:p>
      <text:p text:style-name="P1">Cluster[20]= 47,</text:p>
      <text:p text:style-name="P1"><text:soft-page-break/>Cluster[21]= 15, 51,</text:p>
      <text:p text:style-name="P1">Cluster[22]= 57,</text:p>
      <text:p text:style-name="P1"/>
      <text:p text:style-name="P1"/>
      <text:p text:style-name="P1"/>
      <text:p text:style-name="P1"/>
      <text:p text:style-name="P1"/>
      <text:p text:style-name="P7">Input fixed </text:p>
      <text:p text:style-name="P5"/>
      <text:p text:style-name="P5">serial : primary , primary utility , secondary , secondary utility , tertiary ,tertiary utility</text:p>
      <text:p text:style-name="P8">input : 1 4 5 12 13 17 22 26 29 30 34 37 47 2 3 9 10 11 18 20 23 24 25 31 32 35 36 42 44 45 48 49 27 6 7 8 14 15 16 19 21 28 33 38 39 40 41 43 46 50 51 53 54 55 57 64 61 62 63 52 56 58 59 60 </text:p>
      <text:p text:style-name="P8"/>
      <text:p text:style-name="P5">Bus Threshold = 100 %</text:p>
      <text:p text:style-name="P5">Total Cost=492387</text:p>
      <text:p text:style-name="P5">Number of Cluster=22</text:p>
      <text:p text:style-name="P5">Cluster[1]= 1, 2, 27, 52, 54, 64,</text:p>
      <text:p text:style-name="P5">Cluster[2]= 3, 4, 14, 23, 24,</text:p>
      <text:p text:style-name="P5">Cluster[3]= 6, 21, 47,</text:p>
      <text:p text:style-name="P5">Cluster[4]= 5, 7,</text:p>
      <text:p text:style-name="P5">Cluster[5]= 9, 10, 11, 16,</text:p>
      <text:p text:style-name="P5">Cluster[6]= 17,</text:p>
      <text:p text:style-name="P5">Cluster[7]= 18, 19, 35, 36, 37, 50,</text:p>
      <text:p text:style-name="P5">Cluster[8]= 20, 26, 49, 62,</text:p>
      <text:p text:style-name="P5">Cluster[9]= 13, 22, 55,</text:p>
      <text:p text:style-name="P5">Cluster[10]= 12,</text:p>
      <text:p text:style-name="P5">Cluster[11]= 30, 34,</text:p>
      <text:p text:style-name="P5">Cluster[12]= 28, 38,</text:p>
      <text:p text:style-name="P5">Cluster[13]= 8, 39,</text:p>
      <text:p text:style-name="P5">Cluster[14]= 29, 40,</text:p>
      <text:p text:style-name="P5">Cluster[15]= 32, 42, 63,</text:p>
      <text:p text:style-name="P5">Cluster[16]= 25, 43, 56,</text:p>
      <text:p text:style-name="P5">Cluster[17]= 31, 44,</text:p>
      <text:p text:style-name="P5">Cluster[18]= 33, 46,</text:p>
      <text:p text:style-name="P5">Cluster[19]= 45, 51, 53,</text:p>
      <text:p text:style-name="P5">Cluster[20]= 48, 57, 61,</text:p>
      <text:p text:style-name="P5">Cluster[21]= 15, 58,</text:p>
      <text:p text:style-name="P5">Cluster[22]= 41, 59, 60,</text:p>
      <text:p text:style-name="P5"/>
      <text:p text:style-name="P5"/>
      <text:p text:style-name="P5"/>
      <text:p text:style-name="P9">input : in degree</text:p>
      <text:p text:style-name="P6">Bus Threshold = 100 %</text:p>
      <text:p text:style-name="P5">lambda = <text:s/>2</text:p>
      <text:p text:style-name="P5">Total Cost=488564</text:p>
      <text:p text:style-name="P5">Number of Cluster=24</text:p>
      <text:p text:style-name="P5">Cluster[1]= 1, 19, 25, 27, 29, 36, 53,</text:p>
      <text:p text:style-name="P5">Cluster[2]= 2, 47, 52,</text:p>
      <text:p text:style-name="P5">Cluster[3]= 3, 14, 45, 51,</text:p>
      <text:p text:style-name="P5">Cluster[4]= 4, 23, 24, 35, 48, 57, 62,</text:p>
      <text:p text:style-name="P5">Cluster[5]= 5, 58,</text:p>
      <text:p text:style-name="P5">Cluster[6]= 32, 42, 55, 61,</text:p>
      <text:p text:style-name="P5">Cluster[7]= 10, 11, 16,</text:p>
      <text:p text:style-name="P5"><text:soft-page-break/>Cluster[8]= 17,</text:p>
      <text:p text:style-name="P5">Cluster[9]= 6, 21,</text:p>
      <text:p text:style-name="P5">Cluster[10]= 13, 22,</text:p>
      <text:p text:style-name="P5">Cluster[11]= 56,</text:p>
      <text:p text:style-name="P5">Cluster[12]= 26, 44, 63,</text:p>
      <text:p text:style-name="P5">Cluster[13]= 40,</text:p>
      <text:p text:style-name="P5">Cluster[14]= 30, 34,</text:p>
      <text:p text:style-name="P5">Cluster[15]= 18,</text:p>
      <text:p text:style-name="P5">Cluster[16]= 20, 37, 49, 50,</text:p>
      <text:p text:style-name="P5">Cluster[17]= 28, 38,</text:p>
      <text:p text:style-name="P5">Cluster[18]= 8, 39, 43,</text:p>
      <text:p text:style-name="P5">Cluster[19]= 9, 41, 59, 60,</text:p>
      <text:p text:style-name="P5">Cluster[20]= 15,</text:p>
      <text:p text:style-name="P5">Cluster[21]= 31,</text:p>
      <text:p text:style-name="P5">Cluster[22]= 7,</text:p>
      <text:p text:style-name="P5">Cluster[23]= 33, 46,</text:p>
      <text:p text:style-name="P5">Cluster[24]= 12, 54, 64,</text:p>
      <text:p text:style-name="P5"/>
      <text:p text:style-name="P5"/>
      <text:p text:style-name="P10">input : out degree</text:p>
      <text:p text:style-name="P5">Bus Threshold = 100 %</text:p>
      <text:p text:style-name="P5">lambda = <text:s/>2</text:p>
      <text:p text:style-name="P5">Total Cost=488352</text:p>
      <text:p text:style-name="P5">Number of Cluster=21</text:p>
      <text:p text:style-name="P5">Cluster[1]= 2, 27, 32, 42, 55,</text:p>
      <text:p text:style-name="P5">Cluster[2]= 3, 4, 14, 23, 24, 56,</text:p>
      <text:p text:style-name="P5">Cluster[3]= 6, 21, 31, 44, 63,</text:p>
      <text:p text:style-name="P5">Cluster[4]= 5, 7,</text:p>
      <text:p text:style-name="P5">Cluster[5]= 8, 41, 59, 60,</text:p>
      <text:p text:style-name="P5">Cluster[6]= 13, 22,</text:p>
      <text:p text:style-name="P5">Cluster[7]= 9, 10, 11, 16,</text:p>
      <text:p text:style-name="P5">Cluster[8]= 17,</text:p>
      <text:p text:style-name="P5">Cluster[9]= 18, 19, 35, 36, 37, 50,</text:p>
      <text:p text:style-name="P5">Cluster[10]= 20, 26, 49, 62,</text:p>
      <text:p text:style-name="P5">Cluster[11]= 1, 51, 53,</text:p>
      <text:p text:style-name="P5">Cluster[12]= 30, 34,</text:p>
      <text:p text:style-name="P5">Cluster[13]= 33, 46,</text:p>
      <text:p text:style-name="P5">Cluster[14]= 28, 38,</text:p>
      <text:p text:style-name="P5">Cluster[15]= 29, 40,</text:p>
      <text:p text:style-name="P5">Cluster[16]= 25, 39, 43,</text:p>
      <text:p text:style-name="P5">Cluster[17]= 47,</text:p>
      <text:p text:style-name="P5">Cluster[18]= 45, 52,</text:p>
      <text:p text:style-name="P5">Cluster[19]= 12, 54, 64,</text:p>
      <text:p text:style-name="P5">Cluster[20]= 48, 57, 61,</text:p>
      <text:p text:style-name="P5">Cluster[21]= 15, 58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2:59:27.519312158</meta:creation-date>
    <dc:date>2020-02-18T15:36:15.210330570</dc:date>
    <meta:editing-duration>PT12H49M37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6" meta:paragraph-count="216" meta:word-count="1001" meta:character-count="5235" meta:non-whitespace-character-count="4437"/>
  </office:meta>
</office:document-meta>
</file>